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INQ</text:span>: it is the integration of sql conmands into c#, and there are two ways to utilize them. One uses query syntax, select * from some table where some condition, <text:s/>so it is very similar to standard sql queries. The other way is <text:s/>to use method syntax where <text:s/>commands take in lambda functions.</text:p>
      <text:p text:style-name="P1"><text:s/></text:p>
      <text:p text:style-name="P1"><text:span text:style-name="T1">Ienumerable(LINQ)</text:span>: Any data structure that can be iterated implement this interface, LINQ extension methods have two versions, one of them is Ienumerable, but it runs in the runtime environment with .net objects, “linq to objects”</text:p>
      <text:p text:style-name="P1"/>
      <text:p text:style-name="P1"><text:span text:style-name="T1">Iqueryable</text:span>: methods converted to different ways to retrieve data, like sql query, “linq to sql”, but if it can't be converted, it fails back to the Ienumberable version which means a lot of data downloaded are going to be discarded if not needed.</text:p>
      <text:p text:style-name="P1"/>
      <text:p text:style-name="P1"><text:span text:style-name="T1">Logging</text:span>: a common to practice to record any expected and unexpected event that takes place when running a program. Logs are used to identify bugs especially you don't have debuggers available.</text:p>
      <text:p text:style-name="P1"/>
      <text:p text:style-name="P1"><text:span text:style-name="T1">Table</text:span>: it's a common structure that contains data, it has rows and column, columns are attributes of an entity and rows are like instances</text:p>
      <text:p text:style-name="P1"/>
      <text:p text:style-name="P1"><text:span text:style-name="T1">Primary key</text:span>: a unique key that cannot be null, used to identity an entity, if one key is not enough, multiple keys can be used as a composite primary key, but some people just prefer to have surrogate keys for simplicity </text:p>
      <text:p text:style-name="P1"/>
      <text:p text:style-name="P1"><text:span text:style-name="T1">Foreign key</text:span>: a key in a table <text:s/>that references another table, it can be unique or not depends on whether it is a 1:1 or 1:n</text:p>
      <text:p text:style-name="P1"/>
      <text:p text:style-name="P1"><text:span text:style-name="T1">referential integrity</text:span>: it is a design that forces the dependency of a foreign key on a key that it points to, which means that a foreign key cannot point to a null value and a <text:s/>key that is being referenced cannot be deleted without you handling the foreign key first.</text:p>
      <text:p text:style-name="P1"/>
      <text:p text:style-name="P1"><text:span text:style-name="T1">Multiplicity</text:span>: specifies the number of instances of an entity associated with another entity, it can be 0 or 1 or many, which is then used to build relationship between entities 1:1, 1:n, m:n</text:p>
      <text:p text:style-name="P1"><text:span text:style-name="T1">1:1</text:span>: one row refers to only one row in another table</text:p>
      <text:p text:style-name="P1"><text:span text:style-name="T1">1:n</text:span>: one...many</text:p>
      <text:p text:style-name="P1"><text:span text:style-name="T1">m:n</text:span>: done by having a junction table in between and having 1:n relationship on both sides</text:p>
      <text:p text:style-name="P1"/>
      <text:p text:style-name="P1"><text:span text:style-name="T1">Normalization</text:span>: <text:s/>restructured a table to avoid redundancies and anomalies</text:p>
      <text:p text:style-name="P1"><text:span text:style-name="T2">insertion anomaly</text:span>: unable to insert data without having additional data of other entities</text:p>
      <text:p text:style-name="P1"><text:span text:style-name="T1">update anomaly</text:span>: not all data you target get updated </text:p>
      <text:p text:style-name="P1"><text:soft-page-break/><text:span text:style-name="T1">deletion anomaly</text:span>: deleting not only data you target, but also data of other entities</text:p>
      <text:p text:style-name="P1"/>
      <text:p text:style-name="P1"/>
      <text:p text:style-name="P1"><text:span text:style-name="T1">functional dependencies</text:span>: is a relationship that one attribute can uniquely determines another attribute, like member id and member name</text:p>
      <text:p text:style-name="P1"/>
      <text:p text:style-name="P1"><text:span text:style-name="T1">candidate key</text:span>: one or multiple keys that uniquely identity a record, a candidate key can be made a primary key</text:p>
      <text:p text:style-name="P1"/>
      <text:p text:style-name="P1"><text:span text:style-name="T1">1 normal form</text:span>: no duplicate records can exist in a table, all columns must be single valued</text:p>
      <text:p text:style-name="P1"><text:span text:style-name="T1">2 normal form</text:span>: must be already in 1 normal form, keys that are not primary must fully depended on the primary key, (customerid, customername, orderid, orderdetail)</text:p>
      <text:p text:style-name="P1"><text:span text:style-name="T1">3 normal form</text:span>: must be already in 2 normal form, keys that are not primary must only depend on the primary </text:p>
      <text:p text:style-name="P1"/>
      <text:p text:style-name="P1"><text:span text:style-name="T1">DML</text:span>: operations on <text:span text:style-name="T1">records </text:span>of a table</text:p>
      <text:p text:style-name="P1"><text:span text:style-name="T1">Select</text:span>: queries to select data from a database <text:s/></text:p>
      <text:p text:style-name="P1"><text:span text:style-name="T1">Insert</text:span>: add new records into a database </text:p>
      <text:p text:style-name="P1"><text:span text:style-name="T1">Update</text:span>: modify any existing record in a db</text:p>
      <text:p text:style-name="P1"><text:span text:style-name="T1">Delete</text:span>: remove any existing record in a db</text:p>
      <text:p text:style-name="P1"><text:span text:style-name="T1">Truncate</text:span>: remove all data in a db</text:p>
      <text:p text:style-name="P1"/>
      <text:p text:style-name="P1"><text:span text:style-name="T1">DDL</text:span>: CRUD operations change the <text:span text:style-name="T1">structure</text:span> of a <text:s/>table</text:p>
      <text:p text:style-name="P1"><text:span text:style-name="T1">create</text:span>: create a new table and defines properties of its columns</text:p>
      <text:p text:style-name="P1"><text:span text:style-name="T1">alter</text:span>: manage column and constraint</text:p>
      <text:p text:style-name="P1"><text:span text:style-name="T1">drop</text:span>: remove a table entirely, but tables with dependencies cannot be removed directly without handling the dependencies first</text:p>
      <text:p text:style-name="P1"/>
      <text:p text:style-name="P1">constraint</text:p>
      <text:p text:style-name="P1"><text:span text:style-name="T1">pk</text:span>: unique and not null, used to uniquely identify a record</text:p>
      <text:p text:style-name="P1"><text:span text:style-name="T1">fk</text:span>: a key used to reference a primary key in another table, used when joining tables</text:p>
      <text:p text:style-name="P1"><text:span text:style-name="T1">Unique</text:span>: no two values are the same, like social or id number that automatically generated</text:p>
      <text:p text:style-name="P1"><text:span text:style-name="T1">check</text:span>: enforce a condition on a key </text:p>
      <text:p text:style-name="P1"><text:span text:style-name="T1">null</text:span>: a value can be null</text:p>
      <text:p text:style-name="P1"><text:span text:style-name="T1">not null</text:span>: a value cannot be null</text:p>
      <text:p text:style-name="P1"><text:span text:style-name="T1">default</text:span>: set a default value if not provided</text:p>
      <text:p text:style-name="P1"><text:span text:style-name="T1">Identity</text:span>: automatically increase by a set amount, if an identity is lost, it will not generated again which can lead to gaps <text:s/></text:p>
      <text:p text:style-name="P1"><text:span text:style-name="T1">left-join</text:span>: the left table is conserved, all matched records on the right are joined, records that don't match have null values instead</text:p>
      <text:p text:style-name="P1"><text:soft-page-break/><text:span text:style-name="T1">right-join</text:span>: the righ table is conserved, all matched records on the left are joined, records that don't match have null values instead </text:p>
      <text:p text:style-name="P1"><text:span text:style-name="T1">inner-join</text:span>: only matched records are conserved</text:p>
      <text:p text:style-name="P1"><text:span text:style-name="T1">full-join</text:span>: union of left join and right-join where both tables are conserved</text:p>
      <text:p text:style-name="P1"><text:span text:style-name="T1">cross-join</text:span>: a cartesian product where each record in one table is match with all record in another table</text:p>
      <text:p text:style-name="P1"><text:span text:style-name="T1">self-join</text:span>: a table create a copy and join the copy, usually used to find hierarchy </text:p>
      <text:p text:style-name="P1">outer-join</text:p>
      <text:p text:style-name="P1"/>
      <text:p text:style-name="P1"><text:span text:style-name="T1">Union</text:span>: <text:s/>all records that are not duplicates are joined vertically, but data type and number of columns must match</text:p>
      <text:p text:style-name="P1"><text:span text:style-name="T1">Union all</text:span>: same as union, but include duplicates</text:p>
      <text:p text:style-name="P1"><text:span text:style-name="T1">intersect</text:span>: return the overlapped records of two tables, data type and column numbers must match</text:p>
      <text:p text:style-name="P1"><text:span text:style-name="T1">except</text:span>: one table subtract the overlapped records of two table, the remaining portion is returned</text:p>
      <text:p text:style-name="P1"/>
      <text:p text:style-name="P1">subquery</text:p>
      <text:p text:style-name="P1"><text:span text:style-name="T1">CTE</text:span>; allows you to run sql statements and store the result in a variable, the scope is limited to only the next sql statement </text:p>
      <text:p text:style-name="P1"><text:span text:style-name="T1">Using from</text:span> <text:s/>which table to look into, if multiple tables are needed, join will be used</text:p>
      <text:p text:style-name="P1"><text:span text:style-name="T1">using where</text:span> sets up condition to filter out unmatched records</text:p>
      <text:p text:style-name="P1"/>
      <text:p text:style-name="P1">aggregate</text:p>
      <text:p text:style-name="P1"><text:span text:style-name="T1">avg</text:span>: calculate the average of all number </text:p>
      <text:p text:style-name="P1"><text:span text:style-name="T1">count</text:span>: count the number of rows in a table</text:p>
      <text:p text:style-name="P1"><text:span text:style-name="T1">sum</text:span>: sum up all numbers in a column</text:p>
      <text:p text:style-name="P1"><text:span text:style-name="T1">min</text:span>: find the lowest value in a column</text:p>
      <text:p text:style-name="P1"><text:span text:style-name="T1">max</text:span>: find the highest value in a column</text:p>
      <text:p text:style-name="P1"/>
      <text:p text:style-name="P1"><text:span text:style-name="T1">view</text:span>: a group of predefined sql query that has a name attached to it, calling a view's name effectively calls all sql queries that is contains. Can only <text:span text:style-name="T1">select</text:span></text:p>
      <text:p text:style-name="P1"/>
      <text:p text:style-name="P1"><text:span text:style-name="T1">Schema-binding</text:span>: bind a view or a procedure to a underlying table, as long as the schemabound object exist, the bound table is prevented from changes</text:p>
      <text:p text:style-name="P1"/>
      <text:p text:style-name="P1"/>
      <text:p text:style-name="P1">@variables, save scalar values and tables values</text:p>
      <text:p text:style-name="P1"/>
      <text:p text:style-name="P1"><text:span text:style-name="T1">function</text:span>: like a function in any high level language, has parameter and return scalar and table-values, but it sql, a function can only be used to <text:span text:style-name="T1">select</text:span> data, not <text:span text:style-name="T1">modify</text:span> data. </text:p>
      <text:p text:style-name="P1"><text:span text:style-name="T1">Stored Procedure</text:span>: more like actual functions, can select and modify data, but must use <text:soft-page-break/>EXUECUTE statement to run a stored procedure, no return values but have out parameters. You can do print, throw exception, try and catch exception.</text:p>
      <text:p text:style-name="P1">if statement , begin raiserror end, begin try end try, begin catch end to define a scope</text:p>
      <text:p text:style-name="P1"/>
      <text:p text:style-name="P1"/>
      <text:p text:style-name="P1"><text:span text:style-name="T1">trigger</text:span>: a special kind of stored procedure that only fires whenever an event happens in a database. An event can be any DDL, DML sql statement</text:p>
      <text:p text:style-name="P1"><text:span text:style-name="T1">for/after</text:span>: a trigger only runs after the triggering sql statement have been processed entirly</text:p>
      <text:p text:style-name="P1"><text:span text:style-name="T1">instead of</text:span>: <text:s/>allows a trigger to override triggering sql statement, but only one instead of is allowed per insert, update, delete statement</text:p>
      <text:p text:style-name="P1"><text:span text:style-name="T1">insert</text:span>: make an insertion when a triggr is fired</text:p>
      <text:p text:style-name="P1"><text:span text:style-name="T1">update</text:span>: ..update</text:p>
      <text:p text:style-name="P1"><text:span text:style-name="T1">delete</text:span>: deletion</text:p>
      <text:p text:style-name="P1"/>
      <text:p text:style-name="P1"/>
      <text:p text:style-name="P1"><text:span text:style-name="T1">ACID</text:span>: a standard set of properties to guarantee database transactions are processed correctly</text:p>
      <text:p text:style-name="P1"/>
      <text:p text:style-name="P1"><text:span text:style-name="T1">Atomicity</text:span>: all related transactions should be treated <text:span text:style-name="T1">as one</text:span>, either they all go through, or none goes through</text:p>
      <text:p text:style-name="P1"><text:span text:style-name="T1">consistency</text:span>: something unexpected happened in the <text:span text:style-name="T1">middle</text:span> of a transaction, all updates will be rolled back</text:p>
      <text:p text:style-name="P1"><text:span text:style-name="T1">isolation:</text:span> before a transaction is finished, it is protected from any <text:span text:style-name="T1">external</text:span> access</text:p>
      <text:p text:style-name="P1"><text:span text:style-name="T1">durability</text:span>: once a transaction is completed, all updated should be made <text:span text:style-name="T1">permanent on a non volatile memory</text:span></text:p>
      <text:p text:style-name="P1"/>
      <text:p text:style-name="P1">transaction</text:p>
      <text:p text:style-name="P1"><text:span text:style-name="T1">commit</text:span>: to permanently save changes</text:p>
      <text:p text:style-name="P1"><text:span text:style-name="T1">rollback</text:span>: revert changes back a previous savepoint or commit</text:p>
      <text:p text:style-name="P1"><text:span text:style-name="T1">savepoint</text:span>: a checkpoint that rollback command revert back to</text:p>
      <text:p text:style-name="P1"/>
      <text:p text:style-name="P1">isolation level</text:p>
      <text:p text:style-name="P1"><text:span text:style-name="T1">read-uncommited</text:span>; when one transaction reads into another transaction that has been modified but hasn't been committed, if that transaction gets rolled back, then the first transaction just read some incorrect data </text:p>
      <text:p text:style-name="P1"><text:span text:style-name="T1">read-commited</text:span>; prevents dirty read, set by default, leads to non- repeatable-read and phantom data </text:p>
      <text:p text:style-name="P1"><text:span text:style-name="T1">repeatable-read</text:span>: when a transaction is reading data, no other transactions can modify that data until it completes entirely</text:p>
      <text:p text:style-name="P1"><text:span text:style-name="T1">seriazliable</text:span>: when a transaction is reading data, other transactions cannot insert new values into the data it's reading until it finishes</text:p>
      <text:p text:style-name="P1"><text:soft-page-break/></text:p>
      <text:p text:style-name="P1">ORM: object relational mapping</text:p>
      <text:p text:style-name="P1"><text:span text:style-name="T1">Entity Framework</text:span>; it is a mapping tool that allows dotnet to communicate with sql, it automatically translate between sql and object oriented data and operations</text:p>
      <text:p text:style-name="P1"/>
      <text:p text:style-name="P1">EF Model: </text:p>
      <text:p text:style-name="P1"><text:span text:style-name="T1">Database first approach</text:span>: create a database structure first, then use EF to generate c# code</text:p>
      <text:p text:style-name="P1"><text:span text:style-name="T1">code first</text:span>: have datamodel designed and use EF to generate a table </text:p>
      <text:p text:style-name="P1">If the database structure has changed, you need to use a scaffold command to update the data model as well</text:p>
      <text:p text:style-name="P1"><text:span text:style-name="T1">Dbcontext</text:span>: in the data model, a class that represents the entire database </text:p>
      <text:p text:style-name="P1"><text:span text:style-name="T1">Dbset</text:span>: a set that represents a table of content</text:p>
      <text:p text:style-name="P1"/>
      <text:p text:style-name="P1">EF querying</text:p>
      <text:p text:style-name="P1"><text:span text:style-name="T1">Eager loading</text:span>: related data is loaded from other tables as well to support a query. One was is to use .include on a query</text:p>
      <text:p text:style-name="P1"/>
      <text:p text:style-name="P3">three types of linq methods</text:p>
      <text:list xml:id="list407867951967620976" text:style-name="L1">
        <text:list-item>
          <text:p text:style-name="P2">the ones that return concrete values like avg and sum, get executed immediately, dont have deferred execution</text:p>
        </text:list-item>
        <text:list-item>
          <text:p text:style-name="P2">the ones that return Ienumerable collections don't get executed right away, it is only when the results are needed, queries are sent and processed</text:p>
        </text:list-item>
        <text:list-item>
          <text:p text:style-name="P2">ToList,ToArray, need to have all values in place, so they force execution on the ones that have deferred execution</text:p>
          <text:p text:style-name="P2"/>
        </text:list-item>
      </text:list>
      <text:p text:style-name="P1">EF saving</text:p>
      <text:p text:style-name="P1"><text:span text:style-name="T1">tracking</text:span>: EF automatically tracks new changes, but doesn't automatically applies these changes, updates are done manually by calling context.update(), context,dbset,update() </text:p>
      <text:p text:style-name="P1"><text:span text:style-name="T1">savechanges</text:span>: context.savechanges send tracked data back to database to be updated</text:p>
      <text:p text:style-name="P1"/>
      <text:p text:style-name="P1">Design technique</text:p>
      <text:p text:style-name="P1"><text:span text:style-name="T1">repository pattern</text:span>:</text:p>
      <text:p text:style-name="P1">a repositroy class used to only handle data access logic. Its funcitonality is to use data pulled from database and creates objects for business logic. Two ways to implement,</text:p>
      <text:p text:style-name="P1">one is to have each method does its own saving, but there will be no transaction <text:s/>logic through the repository. The other way is to have the context as a field to be shared with, but programmers need to save manually.</text:p>
      <text:p text:style-name="P1"/>
      <text:p text:style-name="P1"/>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5T17:08:40.07</meta:creation-date>
    <meta:generator>OpenOffice/4.1.3$Win32 OpenOffice.org_project/413m1$Build-9783</meta:generator>
    <dc:date>2020-11-17T12:41:39.01</dc:date>
    <meta:editing-duration>P1DT19H32M58S</meta:editing-duration>
    <meta:editing-cycles>3</meta:editing-cycles>
    <meta:document-statistic meta:table-count="0" meta:image-count="0" meta:object-count="0" meta:page-count="6" meta:paragraph-count="109" meta:word-count="1648" meta:character-count="9783"/>
  </office:meta>
</office:document-meta>
</file>